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Table2" style:family="table">
      <style:table-properties style:width="6.1458in" fo:margin-left="0.5563in" table:align="left"/>
    </style:style>
    <style:style style:name="Table2.A" style:family="table-column">
      <style:table-column-properties style:column-width="1.8542in"/>
    </style:style>
    <style:style style:name="Table2.B" style:family="table-column">
      <style:table-column-properties style:column-width="1.5938in"/>
    </style:style>
    <style:style style:name="Table2.C" style:family="table-column">
      <style:table-column-properties style:column-width="2.6979in"/>
    </style:style>
    <style:style style:name="Table2.A1" style:family="table-cell">
      <style:table-cell-properties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ff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B22" style:family="table-cell">
      <style:table-cell-properties fo:padding="0.0382in" fo:border-left="0.05pt solid #000000" fo:border-right="none" fo:border-top="none" fo:border-bottom="0.05pt solid #000000"/>
    </style:style>
    <style:style style:name="Table2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-left="0.05pt solid #000000" fo:border-right="none" fo:border-top="none" fo:border-bottom="0.05pt solid #000000"/>
    </style:style>
    <style:style style:name="Table2.B23" style:family="table-cell">
      <style:table-cell-properties fo:padding="0.0382in" fo:border-left="0.05pt solid #000000" fo:border-right="none" fo:border-top="none" fo:border-bottom="0.05pt solid #000000"/>
    </style:style>
    <style:style style:name="Table2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4" style:family="table-cell">
      <style:table-cell-properties fo:padding="0.0382in" fo:border-left="0.05pt solid #000000" fo:border-right="none" fo:border-top="none" fo:border-bottom="0.05pt solid #000000"/>
    </style:style>
    <style:style style:name="Table2.B24" style:family="table-cell">
      <style:table-cell-properties fo:padding="0.0382in" fo:border-left="0.05pt solid #000000" fo:border-right="none" fo:border-top="none" fo:border-bottom="0.05pt solid #000000"/>
    </style:style>
    <style:style style:name="Table2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5" style:family="table-cell">
      <style:table-cell-properties fo:padding="0.0382in" fo:border-left="0.05pt solid #000000" fo:border-right="none" fo:border-top="none" fo:border-bottom="0.05pt solid #000000"/>
    </style:style>
    <style:style style:name="Table2.B25" style:family="table-cell">
      <style:table-cell-properties fo:padding="0.0382in" fo:border-left="0.05pt solid #000000" fo:border-right="none" fo:border-top="none" fo:border-bottom="0.05pt solid #000000"/>
    </style:style>
    <style:style style:name="Table2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6" style:family="table-cell">
      <style:table-cell-properties fo:padding="0.0382in" fo:border-left="0.05pt solid #000000" fo:border-right="none" fo:border-top="none" fo:border-bottom="0.05pt solid #000000"/>
    </style:style>
    <style:style style:name="Table2.B26" style:family="table-cell">
      <style:table-cell-properties fo:padding="0.0382in" fo:border-left="0.05pt solid #000000" fo:border-right="none" fo:border-top="none" fo:border-bottom="0.05pt solid #000000"/>
    </style:style>
    <style:style style:name="Table2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7" style:family="table-cell">
      <style:table-cell-properties fo:padding="0.0382in" fo:border-left="0.05pt solid #000000" fo:border-right="none" fo:border-top="none" fo:border-bottom="0.05pt solid #000000"/>
    </style:style>
    <style:style style:name="Table2.B27" style:family="table-cell">
      <style:table-cell-properties fo:padding="0.0382in" fo:border-left="0.05pt solid #000000" fo:border-right="none" fo:border-top="none" fo:border-bottom="0.05pt solid #000000"/>
    </style:style>
    <style:style style:name="Table2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1354in" fo:margin-left="0.5563in" table:align="left"/>
    </style:style>
    <style:style style:name="Table1.A" style:family="table-column">
      <style:table-column-properties style:column-width="1.8542in"/>
    </style:style>
    <style:style style:name="Table1.B" style:family="table-column">
      <style:table-column-properties style:column-width="1.5833in"/>
    </style:style>
    <style:style style:name="Table1.C" style:family="table-column">
      <style:table-column-properties style:column-width="2.6979in"/>
    </style:style>
    <style:style style:name="Table1.A1" style:family="table-cell">
      <style:table-cell-properties fo:background-color="#ffff99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ffff99" fo:padding="0.0382in" fo:border="0.2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458in" fo:margin-left="0.5563in" table:align="left"/>
    </style:style>
    <style:style style:name="Table3.A" style:family="table-column">
      <style:table-column-properties style:column-width="1.8542in"/>
    </style:style>
    <style:style style:name="Table3.B" style:family="table-column">
      <style:table-column-properties style:column-width="1.5833in"/>
    </style:style>
    <style:style style:name="Table3.C" style:family="table-column">
      <style:table-column-properties style:column-width="2.7083in"/>
    </style:style>
    <style:style style:name="Table3.A1" style:family="table-cell">
      <style:table-cell-properties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ff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1458in" fo:margin-left="0.5563in" table:align="left"/>
    </style:style>
    <style:style style:name="Table4.A" style:family="table-column">
      <style:table-column-properties style:column-width="1.8438in"/>
    </style:style>
    <style:style style:name="Table4.B" style:family="table-column">
      <style:table-column-properties style:column-width="1.5729in"/>
    </style:style>
    <style:style style:name="Table4.C" style:family="table-column">
      <style:table-column-properties style:column-width="2.7292in"/>
    </style:style>
    <style:style style:name="Table4.A1" style:family="table-cell">
      <style:table-cell-properties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ff99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8229in" fo:margin-left="0.5146in" table:align="left"/>
    </style:style>
    <style:style style:name="Table6.A" style:family="table-column">
      <style:table-column-properties style:column-width="1.7188in"/>
    </style:style>
    <style:style style:name="Table6.B" style:family="table-column">
      <style:table-column-properties style:column-width="1.1458in"/>
    </style:style>
    <style:style style:name="Table6.C" style:family="table-column">
      <style:table-column-properties style:column-width="2.958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007in" table:align="right"/>
    </style:style>
    <style:style style:name="Table5.A" style:family="table-column">
      <style:table-column-properties style:column-width="1.8278in"/>
    </style:style>
    <style:style style:name="Table5.B" style:family="table-column">
      <style:table-column-properties style:column-width="1.5438in"/>
    </style:style>
    <style:style style:name="Table5.C" style:family="table-column">
      <style:table-column-properties style:column-width="3.029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.6354in" fo:margin-right="0in" fo:text-indent="0in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margin-left="0.7917in" fo:margin-right="0in" fo:text-indent="0in" style:auto-text-indent="false"/>
    </style:style>
    <style:style style:name="P5" style:family="paragraph" style:parent-style-name="Text_20_body">
      <style:paragraph-properties fo:margin-left="0.7602in" fo:margin-right="0in" fo:text-indent="0in" style:auto-text-indent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margin-left="0.5102in" fo:margin-right="0in" fo:text-indent="0in" style:auto-text-indent="false"/>
    </style:style>
    <style:style style:name="P8" style:family="paragraph" style:parent-style-name="Text_20_body">
      <style:paragraph-properties fo:margin-left="0.502in" fo:margin-right="0in" fo:text-indent="0in" style:auto-text-indent="false"/>
    </style:style>
    <style:style style:name="P9" style:family="paragraph" style:parent-style-name="Text_20_body">
      <style:paragraph-properties fo:margin-left="0.5307in" fo:margin-right="0in" fo:text-indent="0in" style:auto-text-indent="false"/>
      <style:text-properties style:text-underline-style="none"/>
    </style:style>
    <style:style style:name="P10" style:family="paragraph" style:parent-style-name="Text_20_body">
      <style:paragraph-properties fo:margin-left="0.2744in" fo:margin-right="0in" fo:text-indent="0.2839in" style:auto-text-indent="false">
        <style:tab-stops/>
      </style:paragraph-properties>
    </style:style>
    <style:style style:name="P11" style:family="paragraph" style:parent-style-name="Text_20_body">
      <style:paragraph-properties fo:margin-left="0.2839in" fo:margin-right="0in" fo:text-indent="0.2839in" style:auto-text-indent="false">
        <style:tab-stops/>
      </style:paragraph-properties>
    </style:style>
    <style:style style:name="P12" style:family="paragraph" style:parent-style-name="Contents_20_1">
      <style:text-properties fo:font-size="28pt" style:font-size-asian="28pt" style:font-size-complex="28pt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margin-left="0.5835in" fo:margin-right="0in" fo:text-indent="0in" style:auto-text-indent="false">
        <style:tab-stops/>
      </style:paragraph-properties>
    </style:style>
    <style:style style:name="P15" style:family="paragraph" style:parent-style-name="Text_20_body">
      <style:paragraph-properties fo:margin-left="0.5835in" fo:margin-right="0in" fo:text-indent="0.2811in" style:auto-text-indent="false">
        <style:tab-stops/>
      </style:paragraph-properties>
    </style:style>
    <style:style style:name="P16" style:family="paragraph" style:parent-style-name="Text_20_body">
      <style:paragraph-properties fo:margin-left="0.5835in" fo:margin-right="0in" fo:text-indent="0.3126in" style:auto-text-indent="false">
        <style:tab-stops/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style:text-underline-style="none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5">
      <style:text-properties style:text-underline-style="solid" style:text-underline-width="auto" style:text-underline-color="font-color"/>
    </style:style>
    <style:style style:name="P26" style:family="paragraph" style:parent-style-name="Text_20_body" style:list-style-name="L7"/>
    <style:style style:name="P27" style:family="paragraph" style:parent-style-name="Text_20_body" style:list-style-name="L7">
      <style:paragraph-properties>
        <style:tab-stops/>
      </style:paragraph-properties>
    </style:style>
    <style:style style:name="P28" style:family="paragraph" style:parent-style-name="Text_20_body" style:list-style-name="L8"/>
    <style:style style:name="P29" style:family="paragraph" style:parent-style-name="Text_20_body" style:list-style-name="L8">
      <style:text-properties style:text-underline-style="none"/>
    </style:style>
    <style:style style:name="P30" style:family="paragraph" style:parent-style-name="Text_20_body" style:list-style-name="L9">
      <style:text-properties style:text-underline-style="none"/>
    </style:style>
    <style:style style:name="P31" style:family="paragraph" style:parent-style-name="Text_20_body" style:list-style-name="L10">
      <style:text-properties style:text-underline-style="none"/>
    </style:style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6">
      <style:paragraph-properties fo:margin-left="0.5311in" fo:margin-right="0in" fo:text-indent="-0.25in" style:auto-text-indent="false">
        <style:tab-stops/>
      </style:paragraph-properties>
    </style:style>
    <style:style style:name="P35" style:family="paragraph" style:parent-style-name="Text_20_body" style:list-style-name="L6">
      <style:paragraph-properties fo:margin-left="0.5311in" fo:margin-right="0in" fo:text-indent="-0.25in" style:auto-text-indent="false">
        <style:tab-stops/>
      </style:paragraph-properties>
      <style:text-properties style:text-underline-style="solid" style:text-underline-width="auto" style:text-underline-color="font-color"/>
    </style:style>
    <style:style style:name="P36" style:family="paragraph" style:parent-style-name="Text_20_body" style:list-style-name="L7">
      <style:paragraph-properties fo:margin-left="0.6457in" fo:margin-right="0in" fo:text-indent="-0.0102in" style:auto-text-indent="false">
        <style:tab-stops/>
      </style:paragraph-properties>
    </style:style>
    <style:style style:name="P37" style:family="paragraph" style:parent-style-name="Text_20_body" style:list-style-name="L7">
      <style:paragraph-properties fo:margin-left="0.6563in" fo:margin-right="0in" fo:text-indent="-0.0102in" style:auto-text-indent="false">
        <style:tab-stops/>
      </style:paragraph-properties>
    </style:style>
    <style:style style:name="P38" style:family="paragraph" style:parent-style-name="Text_20_body" style:list-style-name="L7">
      <style:paragraph-properties fo:margin-left="0.7709in" fo:margin-right="0in" fo:text-indent="-0.0102in" style:auto-text-indent="false">
        <style:tab-stops/>
      </style:paragraph-properties>
    </style:style>
    <style:style style:name="P39" style:family="paragraph" style:parent-style-name="Text_20_body" style:list-style-name="L7">
      <style:paragraph-properties fo:margin-left="0.4583in" fo:margin-right="0in" fo:text-indent="-0.2083in" style:auto-text-indent="false">
        <style:tab-stops>
          <style:tab-stop style:position="0.1252in"/>
        </style:tab-stops>
      </style:paragraph-properties>
    </style:style>
    <style:style style:name="P40" style:family="paragraph" style:parent-style-name="Heading_20_1">
      <style:paragraph-properties fo:text-align="center" style:justify-single-word="false"/>
      <style:text-properties style:font-name="Microsoft Sans Serif" fo:font-size="28pt" style:font-name-asian="Microsoft Sans Serif" style:font-size-asian="28pt" style:font-size-complex="28pt"/>
    </style:style>
    <style:style style:name="P41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709in" fo:text-indent="-0.25in" fo:margin-left="3.2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209in" fo:text-indent="-0.25in" fo:margin-left="3.5209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11in" fo:text-indent="-0.25in" fo:margin-left="1.2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811in" fo:text-indent="-0.25in" fo:margin-left="2.2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311in" fo:text-indent="-0.25in" fo:margin-left="3.0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311in" fo:text-indent="-0.25in" fo:margin-left="3.531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h text:style-name="P40" text:outline-level="1">AwayFramework相关规范</text:h>
      <text:p text:style-name="Standard"/>
      <text:p text:style-name="Standard"/>
      <text:p text:style-name="Standard"/>
      <text:p text:style-name="P2">Version 0.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12年1月20日</text:p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目录</text:p>
          </text:index-title>
          <text:p text:style-name="P13">AwayFramework相关规范<text:tab/>1</text:p>
          <text:p text:style-name="P17">一、网址规范<text:tab/>3</text:p>
          <text:p text:style-name="P17">二、网络通信相关API<text:tab/>4</text:p>
          <text:p text:style-name="P17">三、系统插件规范<text:tab/>6</text:p>
          <text:p text:style-name="P18">1通用规范<text:tab/>6</text:p>
          <text:p text:style-name="P18">2窗口规范<text:tab/>6</text:p>
          <text:p text:style-name="P18">3文件系统<text:tab/>7</text:p>
          <text:p text:style-name="P18">4状态栏图标<text:tab/>9</text:p>
          <text:p text:style-name="P18">5鼠标<text:tab/>9</text:p>
          <text:p text:style-name="P17">四、文件结构规范<text:tab/>11</text:p>
          <text:p text:style-name="P18">1主目录<text:tab/>11</text:p>
          <text:p text:style-name="P18">2安装目录<text:tab/>11</text:p>
          <text:p text:style-name="P18">3后缀规范<text:tab/>11</text:p>
          <text:p text:style-name="P18">4应用文件目录结构<text:tab/>11</text:p>
          <text:p text:style-name="P18">5插件文件目录结构<text:tab/>11</text:p>
          <text:p text:style-name="P18">6扩展文件目录结构<text:tab/>12</text:p>
          <text:p text:style-name="P18">7安装文件说明<text:tab/>12</text:p>
          <text:p text:style-name="P18">8appname.afa文件结构<text:tab/>12</text:p>
          <text:p text:style-name="P18">9pluginname.afp 文件结构<text:tab/>13</text:p>
          <text:p text:style-name="P18">10addonname.afd 文件结构<text:tab/>14</text:p>
          <text:p text:style-name="P18">11系统运行参数规范<text:tab/>15</text:p>
          <text:p text:style-name="P18">12独立运行文件规范<text:tab/>15</text:p>
          <text:p text:style-name="P17">五、权限系统规范<text:tab/>17</text:p>
          <text:p text:style-name="P17">六、运行模式说明<text:tab/>18</text:p>
        </text:index-body>
      </text:table-of-content>
      <text:p text:style-name="P2"/>
      <text:h text:style-name="P41" text:outline-level="2">一、网址规范</text:h>
      <text:list xml:id="list381839241" text:style-name="L1">
        <text:list-item>
          <text:p text:style-name="P20">AwayFramework项目：<text:a xlink:type="simple" xlink:href="http://af.awaysoft.com/">http://af.awaysoft.com</text:a></text:p>
        </text:list-item>
        <text:list-item>
          <text:p text:style-name="P20">AwayDesktopFramework项目：<text:a xlink:type="simple" xlink:href="http://af.awaysoft.com/desktop/">http://af.awaysoft.com/desktop/</text:a></text:p>
        </text:list-item>
        <text:list-item>
          <text:p text:style-name="P20">AwayMobileFramework项目：<text:a xlink:type="simple" xlink:href="http://af.awaysoft.com/mobile/">http://af.awaysoft.com/mobile/</text:a></text:p>
        </text:list-item>
        <text:list-item>
          <text:p text:style-name="P20">AwayFramework Plugins：<text:a xlink:type="simple" xlink:href="http://af.awaysoft.com/plugins/">http://af.awaysoft.com/plugins/</text:a></text:p>
        </text:list-item>
        <text:list-item>
          <text:p text:style-name="P20">AwayFramework Addons：<text:a xlink:type="simple" xlink:href="http://af.awaysoft.com/addons/">http://af.awaysoft.com/addons/</text:a></text:p>
        </text:list-item>
        <text:list-item>
          <text:p text:style-name="P20">应用中心网址：<text:a xlink:type="simple" xlink:href="http://app.awaysoft.com/">http://app.awaysoft.com</text:a></text:p>
        </text:list-item>
        <text:list-item>
          <text:p text:style-name="P20">用户接口地址：<text:a xlink:type="simple" xlink:href="http://api.awaysoft.com/ucenter/">http://api.awaysoft.com/ucenter/</text:a></text:p>
        </text:list-item>
      </text:list>
      <text:p text:style-name="Text_20_body"/>
      <text:h text:style-name="P41" text:outline-level="2">二、网络通信相关API</text:h>
      <text:list xml:id="list377512319" text:style-name="L2">
        <text:list-item>
          <text:p text:style-name="P21">检查更新API：<text:a xlink:type="simple" xlink:href="http://af.awaysoft.com/checkversion.php?type">http://af.awaysoft.com/checkversion.php?type</text:a>={$type}&amp;os={$os}&amp;version={$version}</text:p>
          <text:p text:style-name="P21">a)参数说明：$type:产品类型，目前限定：desktop和mobile</text:p>
          <text:p text:style-name="P21">b)参数说明：$os:产品系统，参见3.1.4介绍。</text:p>
          <text:p text:style-name="P21">c)参数说明：$version:产品版本，流水线版本号，正整数类型。</text:p>
          <text:p text:style-name="P21">d)返回说明：返回类型为字符串，格式为json，格式如下：</text:p>
          <text:list>
            <text:list-header>
              <text:p text:style-name="P21">{“code”:”{$code}”, “version”:”{$version}”, “versionshow”:”{$versionshow}”, “updatemsg”:”{$updatemsg}”}</text:p>
              <text:list>
                <text:list-item>
                  <text:p text:style-name="P21">参数说明：$code，返回值：200为当前为最新版本，201为有新版本，400为发生未知错误</text:p>
                </text:list-item>
                <text:list-item>
                  <text:p text:style-name="P21">参数说明：$version，新版的流水线版本号</text:p>
                </text:list-item>
                <text:list-item>
                  <text:p text:style-name="P21">参数说明：$versionshow，新版的版本号(此版本号为显示版本号，如1.0.0.1)</text:p>
                </text:list-item>
                <text:list-item>
                  <text:p text:style-name="P21">参数说明：$updatemsg，更新信息</text:p>
                </text:list-item>
                <text:list-item>
                  <text:p text:style-name="P21">其他说明：当返回值为200时，没有version,versionshow,updatemsg的返回。</text:p>
                </text:list-item>
              </text:list>
            </text:list-header>
          </text:list>
        </text:list-item>
        <text:list-item>
          <text:p text:style-name="P21">Plugins列表API：<text:a xlink:type="simple" xlink:href="http://af.awaysoft.com/plugins/api.php?type">http://af.awaysoft.com/plugins/api.php?type</text:a>={$type}&amp;version={$version}&amp;page={$page}</text:p>
        </text:list-item>
      </text:list>
      <text:p text:style-name="Text_20_body"><text:tab/><text:tab/>a)参数说明，$type和$version与检查更新说明相同，$page表示要查看的页数，不填写表示1</text:p>
      <text:p text:style-name="Text_20_body"><text:tab/><text:tab/>b)返回说明：返回类型为字符串，格式为json，格式如下：</text:p>
      <text:p text:style-name="Text_20_body"><text:tab/><text:tab/><text:tab/>{“page”:”{$page}”, “totalpage”:”{$totalpage}”,”count”:”{$count}”,“totalcount”,”{$totalcount}”,”0”:{“name”:”{$name}”, “icon”:”{$icon}”, “author”:”{$author}”, “version”:”{$version}”, “versionshow”:”{$versionshow}”, “introduction”:”{$introduction}”,”sintroduction”:”{$sintroduction}”, ”link”:”{$link}”, “downlink”:”{$downlink}”, <text:s/>“serial”:”{$serial”}}</text:p>
      <text:list xml:id="list1092893677" text:style-name="L3">
        <text:list-item>
          <text:p text:style-name="P22">参数说明：$page，返回的页号</text:p>
        </text:list-item>
        <text:list-item>
          <text:p text:style-name="P22">参数说明：$totalpage，总页数</text:p>
        </text:list-item>
        <text:list-item>
          <text:p text:style-name="P22">参数说明：$count，当前页插件个数</text:p>
        </text:list-item>
        <text:list-item>
          <text:p text:style-name="P22">参数说明：$totalcount，总插件个数</text:p>
        </text:list-item>
        <text:list-item>
          <text:p text:style-name="P22">参数说明：$name，插件名称；$icon，插件图标地址；$author，作者；$version，流水线版本号；$versionshow，显示版本号；$introduction，插件介绍；$sintroduction，插件简介；$link，插件地址；$downlink，插件下载地址；<text:soft-page-break/>$serial，插件的序列号</text:p>
        </text:list-item>
      </text:list>
      <text:list xml:id="list320401313" text:continue-list="list377512319" text:style-name="L2">
        <text:list-item>
          <text:p text:style-name="P21">Addons列表API：<text:a xlink:type="simple" xlink:href="http://af.awaysoft.com/addons/api.php?type">http://af.awaysoft.com/addons/api.php?type</text:a>={$type}&amp;os={$os}&amp;version={$version}&amp;page={$page}</text:p>
          <text:p text:style-name="P21">参数与返回值说明与Plugins基本一致</text:p>
        </text:list-item>
        <text:list-item>
          <text:p text:style-name="P21">App列表API：<text:a xlink:type="simple" xlink:href="http://app.awaysoft.com/api.php?type">http://app.awaysoft.com/api.php?type</text:a>={$type}&amp;version={$version}&amp;page={$page}</text:p>
          <text:p text:style-name="P21">参数与返回值说明与Plugins基本一致</text:p>
        </text:list-item>
      </text:list>
      <text:p text:style-name="Text_20_body"/>
      <text:h text:style-name="P41" text:outline-level="2">三、系统插件规范</text:h>
      <text:h text:style-name="Heading_20_3" text:outline-level="3">通用规范</text:h>
      <text:list xml:id="list211493908" text:style-name="L4">
        <text:list-item>
          <text:list>
            <text:list-item>
              <text:p text:style-name="P23">系统对象，<text:span text:style-name="T1">Away</text:span></text:p>
            </text:list-item>
            <text:list-item>
              <text:p text:style-name="P23">系统插件统一放在<text:span text:style-name="T1">Away.System</text:span>对象下。</text:p>
            </text:list-item>
            <text:list-item>
              <text:p text:style-name="P23">用户插件统一放在<text:span text:style-name="T1">Away.Plugins</text:span>对象下。</text:p>
            </text:list-item>
            <text:list-item>
              <text:p text:style-name="P23">系统只读变量或者常量</text:p>
            </text:list-item>
          </text:list>
        </text:list-item>
      </text:list>
      <text:list xml:id="list278147359" text:style-name="L5">
        <text:list-item>
          <text:list>
            <text:list-item>
              <text:p text:style-name="P24"><text:span text:style-name="T1">Away.Const.Platform</text:span> 系统平台，代号：1:desktop、2:mobile</text:p>
            </text:list-item>
            <text:list-item>
              <text:p text:style-name="P24"><text:span text:style-name="T1">Away.Const.OS</text:span> 操作系统，代号：1:Windows、2:Linux、4:MacOS、1024:Android、2048:iOS</text:p>
            </text:list-item>
            <text:list-item>
              <text:p text:style-name="P24"><text:span text:style-name="T1">Away.Const.OSDetail</text:span>操作系统详细信息，例如：Windows Xp SP2</text:p>
            </text:list-item>
            <text:list-item>
              <text:p text:style-name="P24"><text:span text:style-name="T1">Away.Const.Version</text:span> 框架版本流水号</text:p>
            </text:list-item>
            <text:list-item>
              <text:p text:style-name="P24"><text:span text:style-name="T1">Away.Const.VersionShow</text:span> 框架版本号</text:p>
            </text:list-item>
            <text:list-item>
              <text:p text:style-name="P25">Away.Const.Screen.Width<text:span text:style-name="T2"> 屏幕宽度</text:span></text:p>
            </text:list-item>
            <text:list-item>
              <text:p text:style-name="P25">Away.Const.Screen.Height<text:span text:style-name="T2"> 屏幕高度</text:span></text:p>
            </text:list-item>
          </text:list>
        </text:list-item>
      </text:list>
      <text:p text:style-name="Text_20_body"/>
      <text:h text:style-name="Heading_20_3" text:outline-level="3">窗口规范</text:h>
      <text:list xml:id="list140726341" text:style-name="L6">
        <text:list-item>
          <text:list>
            <text:list-item>
              <text:list>
                <text:list-header>
                  <text:p text:style-name="P34">窗口对象：<text:span text:style-name="T1">Away.Window</text:span></text:p>
                </text:list-header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方法</text:p>
          </table:table-cell>
          <table:table-cell table:style-name="Table2.A1" office:value-type="string">
            <text:p text:style-name="P3">参数与返回</text:p>
          </table:table-cell>
          <table:table-cell table:style-name="Table2.C1" office:value-type="string">
            <text:p text:style-name="P3">说明</text:p>
          </table:table-cell>
        </table:table-row>
        <table:table-row>
          <table:table-cell table:style-name="Table2.A14" office:value-type="string">
            <text:p text:style-name="Table_20_Contents">GetWidth</text:p>
          </table:table-cell>
          <table:table-cell table:style-name="Table2.B2" office:value-type="string">
            <text:p text:style-name="Table_20_Contents">无参数</text:p>
            <text:p text:style-name="Table_20_Contents">返回：int</text:p>
          </table:table-cell>
          <table:table-cell table:style-name="Table2.C2" office:value-type="string">
            <text:p text:style-name="Table_20_Contents">获取窗口宽度</text:p>
          </table:table-cell>
        </table:table-row>
        <table:table-row>
          <table:table-cell table:style-name="Table2.A14" office:value-type="string">
            <text:p text:style-name="Table_20_Contents">GetHeight</text:p>
          </table:table-cell>
          <table:table-cell table:style-name="Table2.B3" office:value-type="string">
            <text:p text:style-name="Table_20_Contents">无参数</text:p>
            <text:p text:style-name="Table_20_Contents">返回：int</text:p>
          </table:table-cell>
          <table:table-cell table:style-name="Table2.C3" office:value-type="string">
            <text:p text:style-name="Table_20_Contents">获取窗口高度</text:p>
          </table:table-cell>
        </table:table-row>
        <table:table-row>
          <table:table-cell table:style-name="Table2.A14" office:value-type="string">
            <text:p text:style-name="Table_20_Contents">GetFullscreen</text:p>
          </table:table-cell>
          <table:table-cell table:style-name="Table2.B4" office:value-type="string">
            <text:p text:style-name="Table_20_Contents">无参数</text:p>
            <text:p text:style-name="Table_20_Contents">返回：boolean</text:p>
          </table:table-cell>
          <table:table-cell table:style-name="Table2.C4" office:value-type="string">
            <text:p text:style-name="Table_20_Contents">获取是否全屏</text:p>
          </table:table-cell>
        </table:table-row>
        <table:table-row>
          <table:table-cell table:style-name="Table2.A14" office:value-type="string">
            <text:p text:style-name="Table_20_Contents">GetTitle</text:p>
          </table:table-cell>
          <table:table-cell table:style-name="Table2.B11" office:value-type="string">
            <text:p text:style-name="Table_20_Contents">无参数</text:p>
            <text:p text:style-name="Table_20_Contents">返回：字符串</text:p>
          </table:table-cell>
          <table:table-cell table:style-name="Table2.C11" office:value-type="string">
            <text:p text:style-name="Table_20_Contents">获取窗口标题</text:p>
          </table:table-cell>
        </table:table-row>
        <table:table-row>
          <table:table-cell table:style-name="Table2.A14" office:value-type="string">
            <text:p text:style-name="Table_20_Contents">GetVisible</text:p>
          </table:table-cell>
          <table:table-cell table:style-name="Table2.B11" office:value-type="string">
            <text:p text:style-name="Table_20_Contents">无参数</text:p>
            <text:p text:style-name="Table_20_Contents">返回：boolean</text:p>
          </table:table-cell>
          <table:table-cell table:style-name="Table2.C11" office:value-type="string">
            <text:p text:style-name="Table_20_Contents">获取窗口是否显示</text:p>
            <text:p text:style-name="Table_20_Contents"/>
          </table:table-cell>
        </table:table-row>
        <text:soft-page-break/>
        <table:table-row>
          <table:table-cell table:style-name="Table2.A14" office:value-type="string">
            <text:p text:style-name="Table_20_Contents">GetResizable</text:p>
          </table:table-cell>
          <table:table-cell table:style-name="Table2.B11" office:value-type="string">
            <text:p text:style-name="Table_20_Contents">无参数</text:p>
            <text:p text:style-name="Table_20_Contents">返回：boolean</text:p>
          </table:table-cell>
          <table:table-cell table:style-name="Table2.C11" office:value-type="string">
            <text:p text:style-name="Table_20_Contents">获取窗口是否可以手动调整大小</text:p>
            <text:p text:style-name="Table_20_Contents">(Desktop Only)</text:p>
          </table:table-cell>
        </table:table-row>
        <table:table-row>
          <table:table-cell table:style-name="Table2.A14" office:value-type="string">
            <text:p text:style-name="Table_20_Contents">GetActive</text:p>
          </table:table-cell>
          <table:table-cell table:style-name="Table2.B11" office:value-type="string">
            <text:p text:style-name="Table_20_Contents">无参数</text:p>
            <text:p text:style-name="Table_20_Contents">返回：boolean</text:p>
          </table:table-cell>
          <table:table-cell table:style-name="Table2.C11" office:value-type="string">
            <text:p text:style-name="Table_20_Contents">获取窗口是否被激活</text:p>
            <text:p text:style-name="Table_20_Contents">(Desktop Only)</text:p>
          </table:table-cell>
        </table:table-row>
        <table:table-row>
          <table:table-cell table:style-name="Table2.A14" office:value-type="string">
            <text:p text:style-name="Table_20_Contents">GetLeft</text:p>
          </table:table-cell>
          <table:table-cell table:style-name="Table2.B11" office:value-type="string">
            <text:p text:style-name="Table_20_Contents">无参数</text:p>
            <text:p text:style-name="Table_20_Contents">返回：int</text:p>
          </table:table-cell>
          <table:table-cell table:style-name="Table2.C11" office:value-type="string">
            <text:p text:style-name="Table_20_Contents">获取窗口距桌面左侧长度</text:p>
            <text:p text:style-name="Table_20_Contents">(Desktop Only)</text:p>
          </table:table-cell>
        </table:table-row>
        <table:table-row>
          <table:table-cell table:style-name="Table2.A14" office:value-type="string">
            <text:p text:style-name="Table_20_Contents">GetTop</text:p>
          </table:table-cell>
          <table:table-cell table:style-name="Table2.B11" office:value-type="string">
            <text:p text:style-name="Table_20_Contents">无参数</text:p>
            <text:p text:style-name="Table_20_Contents">返回：int</text:p>
          </table:table-cell>
          <table:table-cell table:style-name="Table2.C11" office:value-type="string">
            <text:p text:style-name="Table_20_Contents">获取窗口距桌面顶部长度</text:p>
            <text:p text:style-name="Table_20_Contents">(Desktop Only)</text:p>
          </table:table-cell>
        </table:table-row>
        <table:table-row>
          <table:table-cell table:style-name="Table2.A14" office:value-type="string">
            <text:p text:style-name="Table_20_Contents">GetBorder</text:p>
          </table:table-cell>
          <table:table-cell table:style-name="Table2.B11" office:value-type="string">
            <text:p text:style-name="Table_20_Contents">无参数</text:p>
            <text:p text:style-name="Table_20_Contents">返回：boolean</text:p>
          </table:table-cell>
          <table:table-cell table:style-name="Table2.C11" office:value-type="string">
            <text:p text:style-name="Table_20_Contents">获取窗口是否有边框(包括标题栏)</text:p>
            <text:p text:style-name="Table_20_Contents">(Desktop Only)</text:p>
          </table:table-cell>
        </table:table-row>
        <table:table-row>
          <table:table-cell table:style-name="Table2.A14" office:value-type="string">
            <text:p text:style-name="Table_20_Contents">SetWidth(width)</text:p>
          </table:table-cell>
          <table:table-cell table:style-name="Table2.B14" office:value-type="string">
            <text:p text:style-name="Table_20_Contents">width:int</text:p>
            <text:p text:style-name="Table_20_Contents">无返回</text:p>
          </table:table-cell>
          <table:table-cell table:style-name="Table2.C14" office:value-type="string">
            <text:p text:style-name="Table_20_Contents">设置窗口宽度</text:p>
            <text:p text:style-name="Table_20_Contents">(Desktop Only)</text:p>
          </table:table-cell>
        </table:table-row>
        <table:table-row>
          <table:table-cell table:style-name="Table2.A14" office:value-type="string">
            <text:p text:style-name="Table_20_Contents">SetHeight(height)</text:p>
          </table:table-cell>
          <table:table-cell table:style-name="Table2.B14" office:value-type="string">
            <text:p text:style-name="Table_20_Contents">height:int</text:p>
            <text:p text:style-name="Table_20_Contents">无返回</text:p>
          </table:table-cell>
          <table:table-cell table:style-name="Table2.C14" office:value-type="string">
            <text:p text:style-name="Table_20_Contents">设置窗口高度</text:p>
            <text:p text:style-name="Table_20_Contents">(Desktop Only)</text:p>
          </table:table-cell>
        </table:table-row>
        <table:table-row>
          <table:table-cell table:style-name="Table2.A14" office:value-type="string">
            <text:p text:style-name="Table_20_Contents">SetFullscreen(fullscreen)</text:p>
          </table:table-cell>
          <table:table-cell table:style-name="Table2.B14" office:value-type="string">
            <text:p text:style-name="Table_20_Contents">fullscreen:boolean</text:p>
            <text:p text:style-name="Table_20_Contents">无返回</text:p>
          </table:table-cell>
          <table:table-cell table:style-name="Table2.C14" office:value-type="string">
            <text:p text:style-name="Table_20_Contents">设置是否全屏</text:p>
          </table:table-cell>
        </table:table-row>
        <table:table-row>
          <table:table-cell table:style-name="Table2.A15" office:value-type="string">
            <text:p text:style-name="Table_20_Contents">SetTitle(title)</text:p>
          </table:table-cell>
          <table:table-cell table:style-name="Table2.B15" office:value-type="string">
            <text:p text:style-name="Table_20_Contents">title:字符串</text:p>
            <text:p text:style-name="Table_20_Contents">无返回</text:p>
          </table:table-cell>
          <table:table-cell table:style-name="Table2.C15" office:value-type="string">
            <text:p text:style-name="Table_20_Contents">设置窗口标题</text:p>
          </table:table-cell>
        </table:table-row>
        <table:table-row>
          <table:table-cell table:style-name="Table2.A16" office:value-type="string">
            <text:p text:style-name="Table_20_Contents">SetResizable(resizable)</text:p>
          </table:table-cell>
          <table:table-cell table:style-name="Table2.B16" office:value-type="string">
            <text:p text:style-name="Table_20_Contents">resizable:boolean</text:p>
            <text:p text:style-name="Table_20_Contents">无返回</text:p>
          </table:table-cell>
          <table:table-cell table:style-name="Table2.C16" office:value-type="string">
            <text:p text:style-name="Table_20_Contents">设置窗口是否可以手动调整大小</text:p>
            <text:p text:style-name="Table_20_Contents">(Desktop Only)</text:p>
          </table:table-cell>
        </table:table-row>
        <table:table-row>
          <table:table-cell table:style-name="Table2.A18" office:value-type="string">
            <text:p text:style-name="Table_20_Contents">SetVisible(visible)</text:p>
          </table:table-cell>
          <table:table-cell table:style-name="Table2.B18" office:value-type="string">
            <text:p text:style-name="Table_20_Contents">visible:boolean</text:p>
            <text:p text:style-name="Table_20_Contents">无返回</text:p>
          </table:table-cell>
          <table:table-cell table:style-name="Table2.C18" office:value-type="string">
            <text:p text:style-name="Table_20_Contents">设置窗口是否显示</text:p>
          </table:table-cell>
        </table:table-row>
        <table:table-row>
          <table:table-cell table:style-name="Table2.A18" office:value-type="string">
            <text:p text:style-name="Table_20_Contents">SetLeft(left)</text:p>
          </table:table-cell>
          <table:table-cell table:style-name="Table2.B18" office:value-type="string">
            <text:p text:style-name="Table_20_Contents">left:int</text:p>
            <text:p text:style-name="Table_20_Contents">无返回</text:p>
          </table:table-cell>
          <table:table-cell table:style-name="Table2.C18" office:value-type="string">
            <text:p text:style-name="Table_20_Contents">设置窗口左侧距离</text:p>
            <text:p text:style-name="Table_20_Contents">(Desktop Only)</text:p>
          </table:table-cell>
        </table:table-row>
        <table:table-row>
          <table:table-cell table:style-name="Table2.A27" office:value-type="string">
            <text:p text:style-name="Table_20_Contents">SetTop(top)</text:p>
          </table:table-cell>
          <table:table-cell table:style-name="Table2.B27" office:value-type="string">
            <text:p text:style-name="Table_20_Contents">top:int</text:p>
            <text:p text:style-name="Table_20_Contents">无返回</text:p>
          </table:table-cell>
          <table:table-cell table:style-name="Table2.C27" office:value-type="string">
            <text:p text:style-name="Table_20_Contents">设置窗口顶部距离</text:p>
            <text:p text:style-name="Table_20_Contents">(Desktop Only)</text:p>
          </table:table-cell>
        </table:table-row>
        <table:table-row>
          <table:table-cell table:style-name="Table2.A27" office:value-type="string">
            <text:p text:style-name="Table_20_Contents">SetBorder(border)</text:p>
          </table:table-cell>
          <table:table-cell table:style-name="Table2.B27" office:value-type="string">
            <text:p text:style-name="Table_20_Contents">border:boolean</text:p>
            <text:p text:style-name="Table_20_Contents">无返回</text:p>
          </table:table-cell>
          <table:table-cell table:style-name="Table2.C27" office:value-type="string">
            <text:p text:style-name="Table_20_Contents">设置窗口是否有边框</text:p>
          </table:table-cell>
        </table:table-row>
        <table:table-row>
          <table:table-cell table:style-name="Table2.A27" office:value-type="string">
            <text:p text:style-name="Table_20_Contents">SetPosition(x, y)</text:p>
          </table:table-cell>
          <table:table-cell table:style-name="Table2.B27" office:value-type="string">
            <text:p text:style-name="Table_20_Contents">x:int</text:p>
            <text:p text:style-name="Table_20_Contents">y:int</text:p>
            <text:p text:style-name="Table_20_Contents">无返回</text:p>
          </table:table-cell>
          <table:table-cell table:style-name="Table2.C27" office:value-type="string">
            <text:p text:style-name="Table_20_Contents">设置窗口坐标</text:p>
            <text:p text:style-name="Table_20_Contents">(Desktop Only)</text:p>
          </table:table-cell>
        </table:table-row>
        <table:table-row>
          <table:table-cell table:style-name="Table2.A27" office:value-type="string">
            <text:p text:style-name="Table_20_Contents">Maximize()</text:p>
          </table:table-cell>
          <table:table-cell table:style-name="Table2.B27" office:value-type="string">
            <text:p text:style-name="Table_20_Contents">无参数</text:p>
            <text:p text:style-name="Table_20_Contents">返回：boolean</text:p>
          </table:table-cell>
          <table:table-cell table:style-name="Table2.C27" office:value-type="string">
            <text:p text:style-name="Table_20_Contents">设置窗口最大化</text:p>
            <text:p text:style-name="Table_20_Contents">(Desktop Only)</text:p>
          </table:table-cell>
        </table:table-row>
        <table:table-row>
          <table:table-cell table:style-name="Table2.A27" office:value-type="string">
            <text:p text:style-name="Table_20_Contents">Minimize()</text:p>
          </table:table-cell>
          <table:table-cell table:style-name="Table2.B27" office:value-type="string">
            <text:p text:style-name="Table_20_Contents">无参数</text:p>
            <text:p text:style-name="Table_20_Contents">返回：boolean</text:p>
          </table:table-cell>
          <table:table-cell table:style-name="Table2.C27" office:value-type="string">
            <text:p text:style-name="Table_20_Contents">设置窗口最小化</text:p>
            <text:p text:style-name="Table_20_Contents">(Desktop Only)</text:p>
          </table:table-cell>
        </table:table-row>
        <text:soft-page-break/>
        <table:table-row>
          <table:table-cell table:style-name="Table2.A27" office:value-type="string">
            <text:p text:style-name="Table_20_Contents">Restore()</text:p>
          </table:table-cell>
          <table:table-cell table:style-name="Table2.B27" office:value-type="string">
            <text:p text:style-name="Table_20_Contents">无参数</text:p>
            <text:p text:style-name="Table_20_Contents">返回：boolean</text:p>
          </table:table-cell>
          <table:table-cell table:style-name="Table2.C27" office:value-type="string">
            <text:p text:style-name="Table_20_Contents">设置窗口还原</text:p>
            <text:p text:style-name="Table_20_Contents">(Desktop Only)</text:p>
          </table:table-cell>
        </table:table-row>
        <table:table-row>
          <table:table-cell table:style-name="Table2.A27" office:value-type="string">
            <text:p text:style-name="Table_20_Contents">GetState()</text:p>
          </table:table-cell>
          <table:table-cell table:style-name="Table2.B27" office:value-type="string">
            <text:p text:style-name="Table_20_Contents">无参数</text:p>
            <text:p text:style-name="Table_20_Contents">返回：int</text:p>
          </table:table-cell>
          <table:table-cell table:style-name="Table2.C27" office:value-type="string">
            <text:p text:style-name="Table_20_Contents">获取窗口状态</text:p>
            <text:p text:style-name="Table_20_Contents">0:正常</text:p>
            <text:p text:style-name="Table_20_Contents">1:隐藏</text:p>
            <text:p text:style-name="Table_20_Contents">2:最小化</text:p>
            <text:p text:style-name="Table_20_Contents">4:最大化</text:p>
            <text:p text:style-name="Table_20_Contents">8:卷起</text:p>
            <text:p text:style-name="Table_20_Contents">16:全屏</text:p>
            <text:p text:style-name="Table_20_Contents">32:顶端显示</text:p>
            <text:p text:style-name="Table_20_Contents">64:底端显示</text:p>
          </table:table-cell>
        </table:table-row>
        <table:table-row>
          <table:table-cell table:style-name="Table2.A27" office:value-type="string">
            <text:p text:style-name="Table_20_Contents">SetAbove(above)</text:p>
          </table:table-cell>
          <table:table-cell table:style-name="Table2.B27" office:value-type="string">
            <text:p text:style-name="Table_20_Contents">above:boolean</text:p>
            <text:p text:style-name="Table_20_Contents">返回：无</text:p>
          </table:table-cell>
          <table:table-cell table:style-name="Table2.C27" office:value-type="string">
            <text:p text:style-name="Table_20_Contents">设置窗口顶端显示</text:p>
          </table:table-cell>
        </table:table-row>
        <table:table-row>
          <table:table-cell table:style-name="Table2.A27" office:value-type="string">
            <text:p text:style-name="Table_20_Contents">SetBelow(below)</text:p>
          </table:table-cell>
          <table:table-cell table:style-name="Table2.B27" office:value-type="string">
            <text:p text:style-name="Table_20_Contents">below:boolean</text:p>
            <text:p text:style-name="Table_20_Contents">返回：无</text:p>
          </table:table-cell>
          <table:table-cell table:style-name="Table2.C27" office:value-type="string">
            <text:p text:style-name="Table_20_Contents">设置窗口底端显示</text:p>
          </table:table-cell>
        </table:table-row>
      </table:table>
      <text:list xml:id="list1785178272" text:continue-numbering="true" text:style-name="L6">
        <text:list-header>
          <text:p text:style-name="P35"/>
        </text:list-header>
      </text:list>
      <text:h text:style-name="Heading_20_3" text:outline-level="3">文件系统</text:h>
      <text:p text:style-name="P7">文件对象：<text:span text:style-name="T1">Away.System.File</text:span>。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方法</text:p>
          </table:table-cell>
          <table:table-cell table:style-name="Table1.A1" office:value-type="string">
            <text:p text:style-name="P3">参数</text:p>
          </table:table-cell>
          <table:table-cell table:style-name="Table1.C1" office:value-type="string">
            <text:p text:style-name="P3">说明</text:p>
          </table:table-cell>
        </table:table-row>
        <table:table-row>
          <table:table-cell table:style-name="Table1.A15" office:value-type="string">
            <text:p text:style-name="Standard">File(filename, filemode)</text:p>
          </table:table-cell>
          <table:table-cell table:style-name="Table1.B2" office:value-type="string">
            <text:p text:style-name="Standard">filename:字符串</text:p>
            <text:p text:style-name="Standard">filemode:字符串</text:p>
            <text:p text:style-name="Standard">返回：File对象</text:p>
          </table:table-cell>
          <table:table-cell table:style-name="Table1.C2" office:value-type="string">
            <text:p text:style-name="Standard">File对象构建函数</text:p>
            <text:p text:style-name="Standard">打开方式与C中fopen一致</text:p>
          </table:table-cell>
        </table:table-row>
        <table:table-row>
          <table:table-cell table:style-name="Table1.A15" office:value-type="string">
            <text:p text:style-name="Standard">seek(position, whence)</text:p>
          </table:table-cell>
          <table:table-cell table:style-name="Table1.B3" office:value-type="string">
            <text:p text:style-name="Standard">position:int</text:p>
            <text:p text:style-name="Standard">whence:int</text:p>
            <text:p text:style-name="Standard">返回：int</text:p>
          </table:table-cell>
          <table:table-cell table:style-name="Table1.C3" office:value-type="string">
            <text:p text:style-name="Standard">跳转到文件位置</text:p>
            <text:p text:style-name="Standard">whence的设置与C语言fseek一致</text:p>
            <text:p text:style-name="Standard">返回文件当前位置</text:p>
          </table:table-cell>
        </table:table-row>
        <table:table-row>
          <table:table-cell table:style-name="Table1.A15" office:value-type="string">
            <text:p text:style-name="Standard">tell</text:p>
          </table:table-cell>
          <table:table-cell table:style-name="Table1.B4" office:value-type="string">
            <text:p text:style-name="Standard">无参数</text:p>
            <text:p text:style-name="Standard">返回：int</text:p>
          </table:table-cell>
          <table:table-cell table:style-name="Table1.C4" office:value-type="string">
            <text:p text:style-name="Standard">返回文件当前位置</text:p>
          </table:table-cell>
        </table:table-row>
        <table:table-row>
          <table:table-cell table:style-name="Table1.A15" office:value-type="string">
            <text:p text:style-name="Standard">read(len)</text:p>
          </table:table-cell>
          <table:table-cell table:style-name="Table1.B15" office:value-type="string">
            <text:p text:style-name="Standard">len:int</text:p>
            <text:p text:style-name="Standard">返回：array</text:p>
          </table:table-cell>
          <table:table-cell table:style-name="Table1.C15" office:value-type="string">
            <text:p text:style-name="Standard">读取长度为len的数据</text:p>
            <text:p text:style-name="Standard">返回数组</text:p>
          </table:table-cell>
        </table:table-row>
        <table:table-row>
          <table:table-cell table:style-name="Table1.A15" office:value-type="string">
            <text:p text:style-name="Standard">write(data)</text:p>
          </table:table-cell>
          <table:table-cell table:style-name="Table1.B15" office:value-type="string">
            <text:p text:style-name="Standard">len:array</text:p>
            <text:p text:style-name="Standard">返回：int</text:p>
          </table:table-cell>
          <table:table-cell table:style-name="Table1.C15" office:value-type="string">
            <text:p text:style-name="Standard">写入data数据，类型是数组</text:p>
            <text:p text:style-name="Standard">返回成功写入的字节数</text:p>
          </table:table-cell>
        </table:table-row>
        <table:table-row>
          <table:table-cell table:style-name="Table1.A15" office:value-type="string">
            <text:p text:style-name="Standard">puts(string)</text:p>
          </table:table-cell>
          <table:table-cell table:style-name="Table1.B15" office:value-type="string">
            <text:p text:style-name="Standard">string:string</text:p>
            <text:p text:style-name="Standard">返回：int</text:p>
          </table:table-cell>
          <table:table-cell table:style-name="Table1.C15" office:value-type="string">
            <text:p text:style-name="Standard">写入一个字符串</text:p>
            <text:p text:style-name="Standard">返回成功写入的长度</text:p>
          </table:table-cell>
        </table:table-row>
        <text:soft-page-break/>
        <table:table-row>
          <table:table-cell table:style-name="Table1.A15" office:value-type="string">
            <text:p text:style-name="Standard">gets</text:p>
          </table:table-cell>
          <table:table-cell table:style-name="Table1.B15" office:value-type="string">
            <text:p text:style-name="Standard">无参数</text:p>
            <text:p text:style-name="Standard">返回：string</text:p>
          </table:table-cell>
          <table:table-cell table:style-name="Table1.C15" office:value-type="string">
            <text:p text:style-name="Standard">读取一行字符串,\r、\r\n、\n或eof结尾</text:p>
          </table:table-cell>
        </table:table-row>
        <table:table-row>
          <table:table-cell table:style-name="Table1.A15" office:value-type="string">
            <text:p text:style-name="Standard">getchar</text:p>
          </table:table-cell>
          <table:table-cell table:style-name="Table1.B15" office:value-type="string">
            <text:p text:style-name="Standard">无参数</text:p>
            <text:p text:style-name="Standard">返回：char</text:p>
          </table:table-cell>
          <table:table-cell table:style-name="Table1.C15" office:value-type="string">
            <text:p text:style-name="Standard">读取一个字符</text:p>
          </table:table-cell>
        </table:table-row>
        <table:table-row>
          <table:table-cell table:style-name="Table1.A15" office:value-type="string">
            <text:p text:style-name="Standard">putchar(char)</text:p>
          </table:table-cell>
          <table:table-cell table:style-name="Table1.B15" office:value-type="string">
            <text:p text:style-name="Standard">char:char</text:p>
            <text:p text:style-name="Standard">返回：int</text:p>
          </table:table-cell>
          <table:table-cell table:style-name="Table1.C15" office:value-type="string">
            <text:p text:style-name="Standard">吸入一个字符</text:p>
            <text:p text:style-name="Standard">返回写入的长度</text:p>
          </table:table-cell>
        </table:table-row>
        <table:table-row>
          <table:table-cell table:style-name="Table1.A15" office:value-type="string">
            <text:p text:style-name="Standard">close</text:p>
          </table:table-cell>
          <table:table-cell table:style-name="Table1.B15" office:value-type="string">
            <text:p text:style-name="Standard">无参数</text:p>
            <text:p text:style-name="Standard">返回：int</text:p>
          </table:table-cell>
          <table:table-cell table:style-name="Table1.C15" office:value-type="string">
            <text:p text:style-name="Standard">关闭文件</text:p>
          </table:table-cell>
        </table:table-row>
        <table:table-row>
          <table:table-cell table:style-name="Table1.A15" office:value-type="string">
            <text:p text:style-name="Standard">eof</text:p>
          </table:table-cell>
          <table:table-cell table:style-name="Table1.B15" office:value-type="string">
            <text:p text:style-name="Standard">无参数</text:p>
            <text:p text:style-name="Standard">返回：boolean</text:p>
          </table:table-cell>
          <table:table-cell table:style-name="Table1.C15" office:value-type="string">
            <text:p text:style-name="Standard">判断文件是否结束</text:p>
          </table:table-cell>
        </table:table-row>
        <table:table-row>
          <table:table-cell table:style-name="Table1.A15" office:value-type="string">
            <text:p text:style-name="Standard">remove(filename)</text:p>
          </table:table-cell>
          <table:table-cell table:style-name="Table1.B15" office:value-type="string">
            <text:p text:style-name="Standard">filename:string</text:p>
            <text:p text:style-name="Standard">返回：boolean</text:p>
          </table:table-cell>
          <table:table-cell table:style-name="Table1.C15" office:value-type="string">
            <text:p text:style-name="Standard">删除一个文件</text:p>
            <text:p text:style-name="Standard"/>
          </table:table-cell>
        </table:table-row>
        <table:table-row>
          <table:table-cell table:style-name="Table1.A15" office:value-type="string">
            <text:p text:style-name="Standard">rename(oldname, newname)</text:p>
          </table:table-cell>
          <table:table-cell table:style-name="Table1.B15" office:value-type="string">
            <text:p text:style-name="Standard">oldname:string</text:p>
            <text:p text:style-name="Standard">newname:string</text:p>
            <text:p text:style-name="Standard">返回：boolean</text:p>
          </table:table-cell>
          <table:table-cell table:style-name="Table1.C15" office:value-type="string">
            <text:p text:style-name="Standard">重命名一个文件，如果目标文件存在，将覆盖目标文件</text:p>
          </table:table-cell>
        </table:table-row>
        <table:table-row>
          <table:table-cell table:style-name="Table1.A15" office:value-type="string">
            <text:p text:style-name="Standard">opendir(dirname)</text:p>
          </table:table-cell>
          <table:table-cell table:style-name="Table1.B15" office:value-type="string">
            <text:p text:style-name="Standard">dirname:目录名</text:p>
            <text:p text:style-name="Standard">返回：array</text:p>
          </table:table-cell>
          <table:table-cell table:style-name="Table1.C15" office:value-type="string">
            <text:p text:style-name="Standard">获取一个文件夹列表，“/”为根目录，Windows下的盘符将放在/下。</text:p>
            <text:p text:style-name="Standard">返回一个对象数组，对象格式如下：</text:p>
            <text:p text:style-name="Standard">{“filename”:”{$filename}”,”filetype”:”{$filetype}”,”createtime”:”{$createtime}”,”accesstime”:”{$accesstime}”,”modifytime”:”{$modifytime}”,”size”:”{$size}”}</text:p>
          </table:table-cell>
        </table:table-row>
      </table:table>
      <text:p text:style-name="P7"/>
      <text:h text:style-name="Heading_20_3" text:outline-level="3">状态栏图标</text:h>
      <text:p text:style-name="P7">状态栏对象：Away.System.TrayIcon。</text:p>
      <text:p text:style-name="P7">在Mobile中为通知栏图标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方法</text:p>
          </table:table-cell>
          <table:table-cell table:style-name="Table3.A1" office:value-type="string">
            <text:p text:style-name="P3">参数</text:p>
          </table:table-cell>
          <table:table-cell table:style-name="Table3.C1" office:value-type="string">
            <text:p text:style-name="P3">说明</text:p>
          </table:table-cell>
        </table:table-row>
        <table:table-row>
          <table:table-cell table:style-name="Table3.A8" office:value-type="string">
            <text:p text:style-name="Table_20_Contents">SetIcon(filename)</text:p>
          </table:table-cell>
          <table:table-cell table:style-name="Table3.B2" office:value-type="string">
            <text:p text:style-name="Table_20_Contents">filename:字符串</text:p>
            <text:p text:style-name="Table_20_Contents">无返回</text:p>
          </table:table-cell>
          <table:table-cell table:style-name="Table3.C2" office:value-type="string">
            <text:p text:style-name="Table_20_Contents">设置图标</text:p>
            <text:p text:style-name="Table_20_Contents">文件名采用绝对路径或者res目录下文件</text:p>
          </table:table-cell>
        </table:table-row>
        <table:table-row>
          <table:table-cell table:style-name="Table3.A8" office:value-type="string">
            <text:p text:style-name="Table_20_Contents">SetTitle(title)</text:p>
          </table:table-cell>
          <table:table-cell table:style-name="Table3.B3" office:value-type="string">
            <text:p text:style-name="Table_20_Contents">title:字符串</text:p>
            <text:p text:style-name="Table_20_Contents">无返回</text:p>
          </table:table-cell>
          <table:table-cell table:style-name="Table3.C3" office:value-type="string">
            <text:p text:style-name="Table_20_Contents">设置标题</text:p>
            <text:p text:style-name="Table_20_Contents">Desktop中鼠标移上，Mobile中通知栏显示的文字</text:p>
          </table:table-cell>
        </table:table-row>
        <text:soft-page-break/>
        <table:table-row>
          <table:table-cell table:style-name="Table3.A8" office:value-type="string">
            <text:p text:style-name="Table_20_Contents">SetClick(fun)</text:p>
          </table:table-cell>
          <table:table-cell table:style-name="Table3.B4" office:value-type="string">
            <text:p text:style-name="Table_20_Contents">fun:函数</text:p>
            <text:p text:style-name="Table_20_Contents">无返回</text:p>
          </table:table-cell>
          <table:table-cell table:style-name="Table3.C4" office:value-type="string">
            <text:p text:style-name="Table_20_Contents">设置左键点击时调用函数</text:p>
          </table:table-cell>
        </table:table-row>
        <table:table-row>
          <table:table-cell table:style-name="Table3.A8" office:value-type="string">
            <text:p text:style-name="Table_20_Contents">SetRightClick(fun)</text:p>
          </table:table-cell>
          <table:table-cell table:style-name="Table3.B8" office:value-type="string">
            <text:p text:style-name="Table_20_Contents">fun:函数</text:p>
            <text:p text:style-name="Table_20_Contents">无返回</text:p>
          </table:table-cell>
          <table:table-cell table:style-name="Table3.C8" office:value-type="string">
            <text:p text:style-name="Table_20_Contents">设置右键点击时调用函数</text:p>
            <text:p text:style-name="Table_20_Contents">(Desktop Only)</text:p>
          </table:table-cell>
        </table:table-row>
        <table:table-row>
          <table:table-cell table:style-name="Table3.A8" office:value-type="string">
            <text:p text:style-name="Table_20_Contents">SetVisible(visible)</text:p>
          </table:table-cell>
          <table:table-cell table:style-name="Table3.B8" office:value-type="string">
            <text:p text:style-name="Table_20_Contents">visible:boolean</text:p>
            <text:p text:style-name="Table_20_Contents">无返回</text:p>
          </table:table-cell>
          <table:table-cell table:style-name="Table3.C8" office:value-type="string">
            <text:p text:style-name="Table_20_Contents">设置图标是否显示</text:p>
          </table:table-cell>
        </table:table-row>
        <table:table-row>
          <table:table-cell table:style-name="Table3.A8" office:value-type="string">
            <text:p text:style-name="Table_20_Contents">GetTitle</text:p>
          </table:table-cell>
          <table:table-cell table:style-name="Table3.B8" office:value-type="string">
            <text:p text:style-name="Table_20_Contents">无参数</text:p>
            <text:p text:style-name="Table_20_Contents">返回：字符串</text:p>
          </table:table-cell>
          <table:table-cell table:style-name="Table3.C8" office:value-type="string">
            <text:p text:style-name="Table_20_Contents">获取标题</text:p>
          </table:table-cell>
        </table:table-row>
        <table:table-row>
          <table:table-cell table:style-name="Table3.A8" office:value-type="string">
            <text:p text:style-name="Table_20_Contents">GetVisible</text:p>
          </table:table-cell>
          <table:table-cell table:style-name="Table3.B8" office:value-type="string">
            <text:p text:style-name="Table_20_Contents">无参数</text:p>
            <text:p text:style-name="Table_20_Contents">返回：boolean</text:p>
          </table:table-cell>
          <table:table-cell table:style-name="Table3.C8" office:value-type="string">
            <text:p text:style-name="Table_20_Contents">获取图标是否显示</text:p>
          </table:table-cell>
        </table:table-row>
      </table:table>
      <text:p text:style-name="P7"/>
      <text:h text:style-name="Heading_20_3" text:outline-level="3">鼠标</text:h>
      <text:p text:style-name="P7">鼠标对象：Away.Mouse</text:p>
      <text:p text:style-name="P7">Desktop Only，这是一个对象，不需要new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方法</text:p>
          </table:table-cell>
          <table:table-cell table:style-name="Table4.A1" office:value-type="string">
            <text:p text:style-name="P3">参数</text:p>
          </table:table-cell>
          <table:table-cell table:style-name="Table4.C1" office:value-type="string">
            <text:p text:style-name="P3">说明</text:p>
          </table:table-cell>
        </table:table-row>
        <table:table-row>
          <table:table-cell table:style-name="Table4.A2" office:value-type="string">
            <text:p text:style-name="Table_20_Contents">GetX</text:p>
          </table:table-cell>
          <table:table-cell table:style-name="Table4.B2" office:value-type="string">
            <text:p text:style-name="Table_20_Contents">无参数</text:p>
            <text:p text:style-name="Table_20_Contents">返回：int</text:p>
          </table:table-cell>
          <table:table-cell table:style-name="Table4.C2" office:value-type="string">
            <text:p text:style-name="Table_20_Contents">获取鼠标横坐标</text:p>
          </table:table-cell>
        </table:table-row>
        <table:table-row>
          <table:table-cell table:style-name="Table4.A3" office:value-type="string">
            <text:p text:style-name="Table_20_Contents">GetY</text:p>
          </table:table-cell>
          <table:table-cell table:style-name="Table4.B3" office:value-type="string">
            <text:p text:style-name="Table_20_Contents">无参数</text:p>
            <text:p text:style-name="Table_20_Contents">返回：int</text:p>
          </table:table-cell>
          <table:table-cell table:style-name="Table4.C3" office:value-type="string">
            <text:p text:style-name="Table_20_Contents">获取鼠标纵坐标</text:p>
          </table:table-cell>
        </table:table-row>
      </table:table>
      <text:p text:style-name="P7"/>
      <text:h text:style-name="P41" text:outline-level="2">四、文件结构规范</text:h>
      <text:h text:style-name="Heading_20_3" text:outline-level="3">主目录</text:h>
      <text:list xml:id="list1791192581" text:style-name="L7">
        <text:list-item>
          <text:list>
            <text:list-item>
              <text:p text:style-name="P26">Desktop版：用户目录/.af/</text:p>
            </text:list-item>
            <text:list-item>
              <text:p text:style-name="P26">Mobile版：SDCard目录/.af/</text:p>
            </text:list-item>
          </text:list>
        </text:list-item>
      </text:list>
      <text:h text:style-name="Heading_20_3" text:outline-level="3">安装目录</text:h>
      <text:list xml:id="list506345646" text:continue-numbering="true" text:style-name="L7">
        <text:list-item>
          <text:list>
            <text:list-item>
              <text:p text:style-name="P26">应用安装目录：主目录/apps/</text:p>
            </text:list-item>
            <text:list-item>
              <text:p text:style-name="P26">插件安装目录：主目录/plugins/</text:p>
            </text:list-item>
            <text:list-item>
              <text:p text:style-name="P26">扩展安装目录：主目录/addons/</text:p>
            </text:list-item>
            <text:list-item>
              <text:p text:style-name="P26">安装说明：每一个应用、插件、扩展均以文件夹形式存在于安装目录中，文件夹名与对应.afa、.afp、.afd一致</text:p>
            </text:list-item>
          </text:list>
        </text:list-item>
      </text:list>
      <text:h text:style-name="Heading_20_3" text:outline-level="3">后缀规范</text:h>
      <text:list xml:id="list661344297" text:continue-numbering="true" text:style-name="L7">
        <text:list-item>
          <text:list>
            <text:list-item>
              <text:p text:style-name="P26">文件后缀：.afa：应用主文件；.afp：插件主文件；.afd：扩展主文件</text:p>
            </text:list-item>
            <text:list-item>
              <text:p text:style-name="P26">安装文件后缀： .aap：应用安装文件；.app：插件安装文件；.adp：扩展安装文件</text:p>
            </text:list-item>
          </text:list>
        </text:list-item>
      </text:list>
      <text:h text:style-name="Heading_20_3" text:outline-level="3">应用文件目录结构</text:h>
      <text:p text:style-name="P1">/ <text:s text:c="23"/>.. 应用根目录</text:p>
      <text:p text:style-name="P1">|-app/ <text:s text:c="15"/>.. 应用文件目录(包括html、javascript、css、图片等)</text:p>
      <text:p text:style-name="P1">|-res/ <text:s text:c="16"/>.. 应用资源文件目录(包括应用图标等)</text:p>
      <text:p text:style-name="P1">|-appname.afa <text:s text:c="2"/>.. 应用主文件(应用的基本信息)</text:p>
      <text:p text:style-name="P1">|-appname.conf .. 应用配置文件</text:p>
      <text:h text:style-name="Heading_20_3" text:outline-level="3">插件文件目录结构</text:h>
      <text:list xml:id="list2106521543" text:continue-numbering="true" text:style-name="L7">
        <text:list-item>
          <text:list>
            <text:list-header>
              <text:p text:style-name="P36">/ <text:s text:c="26"/>.. 插件根目录</text:p>
              <text:p text:style-name="P37">|-plugin/ <text:s text:c="13"/>.. 插件文件目录(包括.dll，.so等)</text:p>
              <text:p text:style-name="P37">|-res/ <text:s text:c="19"/>.. 插件资源文件目录(包括插件图标等)</text:p>
              <text:p text:style-name="P37">|-pluginname.afp .. 插件主文件(说明插件的各种信息)</text:p>
            </text:list-header>
          </text:list>
        </text:list-item>
      </text:list>
      <text:h text:style-name="Heading_20_3" text:outline-level="3"><text:soft-page-break/>扩展文件目录结构</text:h>
      <text:list xml:id="list842948790" text:continue-numbering="true" text:style-name="L7">
        <text:list-item>
          <text:list>
            <text:list-header>
              <text:p text:style-name="P27">/ <text:s text:c="26"/>.. 扩展根目录</text:p>
              <text:p text:style-name="P27">|-addon/ <text:s text:c="13"/>.. 扩展文件目录(包括Javascript、css、图片等)</text:p>
              <text:p text:style-name="P27">|-res/ <text:s text:c="19"/>.. 扩展资源文件目录(包括扩展图标等)</text:p>
            </text:list-header>
          </text:list>
          <text:p text:style-name="P38">|-addonname.afd .. 扩展主文件(说明扩展的各种信息)</text:p>
        </text:list-item>
      </text:list>
      <text:h text:style-name="Heading_20_3" text:outline-level="3">安装文件说明</text:h>
      <text:list xml:id="list628129658" text:continue-numbering="true" text:style-name="L7">
        <text:list-header>
          <text:p text:style-name="P39">安装文件为使用zip压缩后的对应目录，请注意，压缩包中，根目录有且仅有一个主文件，安装系统将根据安装包后缀查找相应的主文件。</text:p>
        </text:list-header>
      </text:list>
      <text:h text:style-name="Heading_20_3" text:outline-level="3">appname.afa文件结构</text:h>
      <text:list xml:id="list1095045459" text:continue-numbering="true" text:style-name="L7">
        <text:list-item>
          <text:list>
            <text:list-header>
              <text:p text:style-name="P26">appname为应用名，与安装后目录名相同</text:p>
              <text:p text:style-name="P26">文件内容：</text:p>
              <text:p text:style-name="P26">[app]</text:p>
            </text:list-header>
          </text:list>
        </text:list-item>
      </text:list>
      <text:p text:style-name="P4">title={$title}</text:p>
      <text:p text:style-name="P4">serial={$serial}</text:p>
      <text:p text:style-name="P4">version={$version}</text:p>
      <text:p text:style-name="P4">versionshow={$versionshow}</text:p>
      <text:p text:style-name="P4">frameversion={$frameversion}</text:p>
      <text:p text:style-name="P4">index={$index}</text:p>
      <text:p text:style-name="P4">icon={$icon}</text:p>
      <text:p text:style-name="P4">platform={$platform}</text:p>
      <text:p text:style-name="P4">os={$os}</text:p>
      <text:p text:style-name="P4">plugins={$plugins}</text:p>
      <text:p text:style-name="P4">addons={$addons}</text:p>
      <text:p text:style-name="P4">参数说明：</text:p>
      <text:list xml:id="list426310419" text:style-name="L8">
        <text:list-item>
          <text:p text:style-name="P28">$title，应用名称，建议使用中文，此名称与appname可以不一致，用户创建快捷方式和在列表中显示使用</text:p>
        </text:list-item>
        <text:list-item>
          <text:p text:style-name="P28">$serial，序列号，每个应用唯一的标识，格式为：1-xxxxx-xxxxxxxx</text:p>
        </text:list-item>
        <text:list-item>
          <text:p text:style-name="P28">$version，流水线版本号，整型，用于判断版本高低</text:p>
        </text:list-item>
        <text:list-item>
          <text:p text:style-name="P28">$versionshow，显示版本号，仅用于显示</text:p>
        </text:list-item>
        <text:list-item>
          <text:p text:style-name="P28">$frameversion，对运行环境的版本要求，流水线版本号</text:p>
        </text:list-item>
        <text:list-item>
          <text:p text:style-name="P28"><text:soft-page-break/>$index，默认打开的页面，位于app目录</text:p>
        </text:list-item>
        <text:list-item>
          <text:p text:style-name="P28">$icon，应用图标，位于res目录</text:p>
        </text:list-item>
        <text:list-item>
          <text:p text:style-name="P28">$platform，支持的平台，结果为支持的平台编号或运算后的结果，平台编号：参见3.1.4</text:p>
        </text:list-item>
        <text:list-item>
          <text:p text:style-name="P28">$os，支持的系统，结果为支持的系统编号或运算后的结果，系统编号：参见3.1.4</text:p>
        </text:list-item>
        <text:list-item>
          <text:p text:style-name="P28">$plugins，依赖的插件，格式为<text:span text:style-name="T1">插件serial值;插件流水线版本号;插件显示名称</text:span><text:span text:style-name="T2">，如果有多个依赖，使用|连接。</text:span></text:p>
        </text:list-item>
        <text:list-item>
          <text:p text:style-name="P29">$addons，依赖的扩展，格式与$plugins类似</text:p>
        </text:list-item>
      </text:list>
      <text:h text:style-name="Heading_20_3" text:outline-level="3">appname.conf 文件说明</text:h>
      <text:p text:style-name="Text_20_body"><text:tab/><text:tab/>appname为应用名，文件中的格式如下：</text:p>
      <text:p text:style-name="Text_20_body"><text:tab/><text:tab/>[conf]</text:p>
      <text:p text:style-name="Text_20_body"><text:tab/><text:tab/>key1=value1</text:p>
      <text:p text:style-name="Text_20_body"><text:tab/><text:tab/>key2=value2</text:p>
      <text:p text:style-name="Text_20_body"><text:tab/><text:tab/>下表是被系统识别的配置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键</text:p>
          </table:table-cell>
          <table:table-cell table:style-name="Table6.A1" office:value-type="string">
            <text:p text:style-name="Table_20_Contents">默认值</text:p>
          </table:table-cell>
          <table:table-cell table:style-name="Table6.C1" office:value-type="string">
            <text:p text:style-name="Table_20_Contents">说明</text:p>
          </table:table-cell>
        </table:table-row>
        <table:table-row>
          <table:table-cell table:style-name="Table6.A2" office:value-type="string">
            <text:p text:style-name="Table_20_Contents">width</text:p>
          </table:table-cell>
          <table:table-cell table:style-name="Table6.A2" office:value-type="string">
            <text:p text:style-name="Table_20_Contents">400</text:p>
          </table:table-cell>
          <table:table-cell table:style-name="Table6.C2" office:value-type="string">
            <text:p text:style-name="P19">初始化窗口宽度</text:p>
          </table:table-cell>
        </table:table-row>
        <table:table-row>
          <table:table-cell table:style-name="Table6.A2" office:value-type="string">
            <text:p text:style-name="Table_20_Contents">height</text:p>
          </table:table-cell>
          <table:table-cell table:style-name="Table6.A2" office:value-type="string">
            <text:p text:style-name="Table_20_Contents">300</text:p>
          </table:table-cell>
          <table:table-cell table:style-name="Table6.C2" office:value-type="string">
            <text:p text:style-name="P19">初始化窗口高度</text:p>
          </table:table-cell>
        </table:table-row>
        <table:table-row>
          <table:table-cell table:style-name="Table6.A2" office:value-type="string">
            <text:p text:style-name="Table_20_Contents">x</text:p>
          </table:table-cell>
          <table:table-cell table:style-name="Table6.A2" office:value-type="string">
            <text:p text:style-name="Table_20_Contents">10000</text:p>
          </table:table-cell>
          <table:table-cell table:style-name="Table6.C2" office:value-type="string">
            <text:p text:style-name="P19">初始化窗口横坐标(负数从右边算起)，默认值为表示忽略x的设置</text:p>
          </table:table-cell>
        </table:table-row>
        <table:table-row>
          <table:table-cell table:style-name="Table6.A2" office:value-type="string">
            <text:p text:style-name="Table_20_Contents">y</text:p>
          </table:table-cell>
          <table:table-cell table:style-name="Table6.A2" office:value-type="string">
            <text:p text:style-name="Table_20_Contents">10000</text:p>
          </table:table-cell>
          <table:table-cell table:style-name="Table6.C2" office:value-type="string">
            <text:p text:style-name="P19">初始化窗口纵坐标(负数从下边算起)，默认值为表示忽略x的设置</text:p>
          </table:table-cell>
        </table:table-row>
        <table:table-row>
          <table:table-cell table:style-name="Table6.A2" office:value-type="string">
            <text:p text:style-name="Table_20_Contents">fullscreen</text:p>
          </table:table-cell>
          <table:table-cell table:style-name="Table6.A2" office:value-type="string">
            <text:p text:style-name="Table_20_Contents">0</text:p>
          </table:table-cell>
          <table:table-cell table:style-name="Table6.C2" office:value-type="string">
            <text:p text:style-name="P19">初始化是否全屏，使用0、1表示</text:p>
          </table:table-cell>
        </table:table-row>
        <table:table-row>
          <table:table-cell table:style-name="Table6.A2" office:value-type="string">
            <text:p text:style-name="Table_20_Contents">titlechangebycode</text:p>
          </table:table-cell>
          <table:table-cell table:style-name="Table6.A2" office:value-type="string">
            <text:p text:style-name="Table_20_Contents">0</text:p>
          </table:table-cell>
          <table:table-cell table:style-name="Table6.C2" office:value-type="string">
            <text:p text:style-name="Table_20_Contents">标题栏是否可以被代码更改(这里的代码指document.title和&lt;title&gt;&lt;/title&gt;等默认js提供的修改标题栏的方法)</text:p>
          </table:table-cell>
        </table:table-row>
        <table:table-row>
          <table:table-cell table:style-name="Table6.A2" office:value-type="string">
            <text:p text:style-name="Table_20_Contents">resizeable</text:p>
          </table:table-cell>
          <table:table-cell table:style-name="Table6.A2" office:value-type="string">
            <text:p text:style-name="Table_20_Contents">1</text:p>
          </table:table-cell>
          <table:table-cell table:style-name="Table6.C2" office:value-type="string">
            <text:p text:style-name="Table_20_Contents">窗口是否可以改变大小</text:p>
          </table:table-cell>
        </table:table-row>
        <table:table-row>
          <table:table-cell table:style-name="Table6.A2" office:value-type="string">
            <text:p text:style-name="Table_20_Contents">encode</text:p>
          </table:table-cell>
          <table:table-cell table:style-name="Table6.A2" office:value-type="string">
            <text:p text:style-name="Table_20_Contents">UTF-8</text:p>
          </table:table-cell>
          <table:table-cell table:style-name="Table6.C2" office:value-type="string">
            <text:p text:style-name="Table_20_Contents">应用默认编码</text:p>
          </table:table-cell>
        </table:table-row>
        <table:table-row>
          <table:table-cell table:style-name="Table6.A2" office:value-type="string">
            <text:p text:style-name="Table_20_Contents">border</text:p>
          </table:table-cell>
          <table:table-cell table:style-name="Table6.A2" office:value-type="string">
            <text:p text:style-name="Table_20_Contents">1</text:p>
          </table:table-cell>
          <table:table-cell table:style-name="Table6.C2" office:value-type="string">
            <text:p text:style-name="Table_20_Contents">默认是否有边框和标题栏</text:p>
          </table:table-cell>
        </table:table-row>
        <text:soft-page-break/>
        <table:table-row>
          <table:table-cell table:style-name="Table6.A2" office:value-type="string">
            <text:p text:style-name="Table_20_Contents">savelastposition</text:p>
          </table:table-cell>
          <table:table-cell table:style-name="Table6.A2" office:value-type="string">
            <text:p text:style-name="Table_20_Contents">0</text:p>
          </table:table-cell>
          <table:table-cell table:style-name="Table6.C2" office:value-type="string">
            <text:p text:style-name="Table_20_Contents">保存上次打开位置</text:p>
          </table:table-cell>
        </table:table-row>
      </table:table>
      <text:p text:style-name="Text_20_body"/>
      <text:h text:style-name="Heading_20_3" text:outline-level="3">pluginname.afp 文件结构</text:h>
      <text:list xml:id="list148197721" text:continue-list="list1095045459" text:style-name="L7">
        <text:list-item>
          <text:list>
            <text:list-header>
              <text:p text:style-name="P26">pluginname为插件名，与安装后目录名相同</text:p>
              <text:p text:style-name="P26">文件内容：</text:p>
              <text:p text:style-name="P26">[plugin]</text:p>
            </text:list-header>
          </text:list>
        </text:list-item>
      </text:list>
      <text:p text:style-name="P4">title={$title}</text:p>
      <text:p text:style-name="P4">serial={$serial}</text:p>
      <text:p text:style-name="P4">version={$version}</text:p>
      <text:p text:style-name="P4">versionshow={$versionshow}</text:p>
      <text:p text:style-name="P4">frameversion={$frameversion}</text:p>
      <text:p text:style-name="P4">index={$index}</text:p>
      <text:p text:style-name="P4">icon={$icon}</text:p>
      <text:p text:style-name="P4">platform={$platform}</text:p>
      <text:p text:style-name="P4">os={$os}</text:p>
      <text:p text:style-name="P4">plugins={$plugins}</text:p>
      <text:p text:style-name="P4">addons={$addons}</text:p>
      <text:p text:style-name="P5">参数说明：</text:p>
      <text:list xml:id="list983757721" text:style-name="L9">
        <text:list-item>
          <text:p text:style-name="P32">$title，插件名称，建议使用中文，此名称与pluginname可以不一致，在列表中显示使用</text:p>
        </text:list-item>
        <text:list-item>
          <text:p text:style-name="P32">$serial，序列号，每个插件唯一的标识，格式为：2-xxxxx-xxxxxxxx</text:p>
        </text:list-item>
        <text:list-item>
          <text:p text:style-name="P32">$version，流水线版本号，整型，用于判断版本高低</text:p>
        </text:list-item>
        <text:list-item>
          <text:p text:style-name="P32">$versionshow，显示版本号，仅用于显示</text:p>
        </text:list-item>
        <text:list-item>
          <text:p text:style-name="P32">$frameversion，对运行环境的版本要求，流水线版本号</text:p>
        </text:list-item>
        <text:list-item>
          <text:p text:style-name="P32">$index，默认调用的二进制文件名，位于plugin目录，这里不需要后缀，系统根据平台自动选择，请注意配置好$os属性</text:p>
        </text:list-item>
        <text:list-item>
          <text:p text:style-name="P32">$icon，插件图标，位于res目录</text:p>
        </text:list-item>
        <text:list-item>
          <text:p text:style-name="P32">$platform，支持的平台，结果为支持的平台编号或运算后的结果，平台编号：1:desktop、2:mobile</text:p>
        </text:list-item>
        <text:list-item>
          <text:p text:style-name="P32">$os，支持的系统，结果为支持的系统编号或运算后的结果，系统编号：1:Windows、2:Linux、4:MacOS、1024:Android、2048:iOS</text:p>
        </text:list-item>
        <text:list-item>
          <text:p text:style-name="P32"><text:soft-page-break/>$plugins，依赖的插件，格式为<text:span text:style-name="T1">插件serial值;插件流水线版本号;插件显示</text:span><text:span text:style-name="T1">名称</text:span><text:span text:style-name="T2">，如果有多个依赖，使用|连接。</text:span></text:p>
        </text:list-item>
        <text:list-item>
          <text:p text:style-name="P30">$addons，依赖的扩展，格式与$plugins类似</text:p>
        </text:list-item>
      </text:list>
      <text:h text:style-name="Heading_20_3" text:outline-level="3">addonname.afd 文件结构</text:h>
      <text:list xml:id="list1476550753" text:continue-list="list148197721" text:style-name="L7">
        <text:list-item>
          <text:list>
            <text:list-header>
              <text:p text:style-name="P26">addonname为扩展名，与安装后目录名相同</text:p>
              <text:p text:style-name="P26">文件内容：</text:p>
              <text:p text:style-name="P26">[addon]</text:p>
            </text:list-header>
          </text:list>
        </text:list-item>
      </text:list>
      <text:p text:style-name="P5">title={$title}</text:p>
      <text:p text:style-name="P5">serial={$serial}</text:p>
      <text:p text:style-name="P4">version={$version}</text:p>
      <text:p text:style-name="P5">versionshow={$versionshow}</text:p>
      <text:p text:style-name="P5">frameversion={$frameversion}</text:p>
      <text:p text:style-name="P5">icon={$icon}</text:p>
      <text:p text:style-name="P5">platform={$platform}</text:p>
      <text:p text:style-name="P5">os={$os}</text:p>
      <text:p text:style-name="P5">plugins={$plugins}</text:p>
      <text:p text:style-name="P5">addons={$addons}</text:p>
      <text:p text:style-name="P5">参数说明：</text:p>
      <text:list xml:id="list1372269830" text:style-name="L10">
        <text:list-item>
          <text:p text:style-name="P33">$title，扩展名称，建议使用中文，此名称与addonname可以不一致，在列表中显示使用</text:p>
        </text:list-item>
        <text:list-item>
          <text:p text:style-name="P33">$serial，序列号，每个扩展唯一的标识，格式为：3-xxxxx-xxxxxxxx</text:p>
        </text:list-item>
        <text:list-item>
          <text:p text:style-name="P33">$version，流水线版本号，整型，用于判断版本高低</text:p>
        </text:list-item>
        <text:list-item>
          <text:p text:style-name="P33">$versionshow，显示版本号，仅用于显示</text:p>
        </text:list-item>
        <text:list-item>
          <text:p text:style-name="P33">$frameversion，对运行环境的版本要求，流水线版本号</text:p>
        </text:list-item>
        <text:list-item>
          <text:p text:style-name="P33">$icon，扩展图标，位于res目录</text:p>
        </text:list-item>
        <text:list-item>
          <text:p text:style-name="P33">$platform，支持的平台，结果为支持的平台编号或运算后的结果，平台编号：1:desktop、2:mobile</text:p>
        </text:list-item>
        <text:list-item>
          <text:p text:style-name="P33">$os，支持的系统，结果为支持的系统编号或运算后的结果，系统编号：1:Windows、2:Linux、4:MacOS、1024:Android、2048:iOS</text:p>
        </text:list-item>
        <text:list-item>
          <text:p text:style-name="P33">$plugins，依赖的插件，格式为<text:span text:style-name="T1">插件serial值;插件流水线版本号;插件显示名称</text:span><text:span text:style-name="T2">，如果有多个依赖，使用|连接。</text:span></text:p>
        </text:list-item>
        <text:list-item>
          <text:p text:style-name="P31"><text:soft-page-break/>$addons，依赖的扩展，格式与$plugins类似</text:p>
        </text:list-item>
      </text:list>
      <text:h text:style-name="Heading_20_3" text:outline-level="3">系统运行参数规范</text:h>
      <text:p text:style-name="P9">-a appname 运行指定应用</text:p>
      <text:p text:style-name="P9">-f filename <text:s/>运行指定文件应用，不可与-a同用，当filename为html文件时，将以默认参数打开该html</text:p>
      <text:p text:style-name="P9">-v 显示系统版本号，以及各应用、插件、扩展版本号，不可与-a、-f同用，否则忽略-a、-f。</text:p>
      <text:p text:style-name="P9"/>
      <text:p text:style-name="P9">无参数时显示apps列表。</text:p>
      <text:h text:style-name="Heading_20_3" text:outline-level="3">独立运行文件规范</text:h>
      <text:p text:style-name="P8">运行环境可以与应用集成，构建一个无需运行环境即可使用的独立运行程序。</text:p>
      <text:p text:style-name="P8">目录规范如下：</text:p>
      <text:p text:style-name="P8">/ <text:s text:c="45"/>.. 应用目录</text:p>
      <text:p text:style-name="P8">|...... <text:s text:c="39"/>.. 运行环境所需文件</text:p>
      <text:p text:style-name="P8">|run/ <text:s text:c="39"/>.. 所需集成应用放置目录，将应用所有文件复制到这个目录，包括app目录，res目录，.afa文件等</text:p>
      <text:p text:style-name="P8">|apps/ <text:s text:c="37"/>.. 当需要集成多个应用的时候，将应用复制到这个目录</text:p>
      <text:p text:style-name="P8">|plugins/ <text:s text:c="32"/>.. 应用所需插件，将应用所需要的插件复制到这个目录，每个插件一个文件夹</text:p>
      <text:p text:style-name="P8">|addons/ <text:s text:c="32"/>.. 应用所需扩展，将应用所需要的扩展复制到这个目录，每个扩展一个文件夹</text:p>
      <text:p text:style-name="P8">|standalone <text:s text:c="27"/>.. 空文件，标示独立运行环境</text:p>
      <text:p text:style-name="P8"/>
      <text:p text:style-name="P8"><text:s/>备注：该集成环境也可以当作AwayFrame运行环境使用，主目录设置为当前目录，当可执行文件指定应用的时候，将仅作为指定应用的运行环境，当未指定运行参数的时候，将使用run目录的应用，当run目录不存在时，显示apps中的应用列表，供用户选择使用。</text:p>
      <text:h text:style-name="P41" text:outline-level="2">五、权限系统规范</text:h>
      <text:p text:style-name="P11">权限系统被插件依赖。</text:p>
      <text:p text:style-name="P10">在插件中，需要使用某些函数时，可以调用权限系统，检查该页面是否拥有使用函数的权限。</text:p>
      <text:p text:style-name="P10">桌面版权限系统函数如下：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方法</text:p>
          </table:table-cell>
          <table:table-cell table:style-name="Table5.A1" office:value-type="string">
            <text:p text:style-name="P3">参数</text:p>
          </table:table-cell>
          <table:table-cell table:style-name="Table5.C1" office:value-type="string">
            <text:p text:style-name="P3">说明</text:p>
          </table:table-cell>
        </table:table-row>
        <table:table-row>
          <table:table-cell table:style-name="Table5.A2" office:value-type="string">
            <text:p text:style-name="Table_20_Contents">rule_check(url, rolename)</text:p>
          </table:table-cell>
          <table:table-cell table:style-name="Table5.A2" office:value-type="string">
            <text:p text:style-name="Table_20_Contents">url:页面地址</text:p>
            <text:p text:style-name="Table_20_Contents">rolename:权限名</text:p>
            <text:p text:style-name="Table_20_Contents">返回：boolean</text:p>
          </table:table-cell>
          <table:table-cell table:style-name="Table5.C2" office:value-type="string">
            <text:p text:style-name="Table_20_Contents">检查某页面是否有某权限</text:p>
            <text:p text:style-name="Table_20_Contents">其中rolename为插件作者自定义</text:p>
          </table:table-cell>
        </table:table-row>
        <table:table-row>
          <table:table-cell table:style-name="Table5.A2" office:value-type="string">
            <text:p text:style-name="Table_20_Contents">rule_conferm(url, rolename)</text:p>
          </table:table-cell>
          <table:table-cell table:style-name="Table5.A2" office:value-type="string">
            <text:p text:style-name="Table_20_Contents">url:页面地址</text:p>
            <text:p text:style-name="Table_20_Contents">rolename:权限名</text:p>
            <text:p text:style-name="Table_20_Contents">返回：int</text:p>
          </table:table-cell>
          <table:table-cell table:style-name="Table5.C2" office:value-type="string">
            <text:p text:style-name="Table_20_Contents">询问用户授权</text:p>
            <text:p text:style-name="Table_20_Contents">返回值说明：0本次失败，1永久禁止，10临时授权，11永久授权</text:p>
          </table:table-cell>
        </table:table-row>
      </table:table>
      <text:p text:style-name="P10"/>
      <text:h text:style-name="P41" text:outline-level="2">六、运行模式说明</text:h>
      <text:p text:style-name="P16">系统运行模式类似于Adobe AIR。</text:p>
      <text:p text:style-name="P16">应用、插件、模块均为文件夹，文件夹中包含所需要的数据，文件。</text:p>
      <text:p text:style-name="P14">安装程序为各自文件夹经过ZIP压缩后的压缩包。</text:p>
      <text:p text:style-name="P15">安装程序将文件解压至主目录中对应目录，同时，生成快捷方式，注册到运行环境，使用时，系统直接运行主目录/apps/目录中的对应应用。</text:p>
      <text:p text:style-name="P15">当参数说明时，系统允许调用指定的，非已安装应用，一般来说，该参数仅用于调试应用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文泉驿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严晶涛 </meta:initial-creator>
    <meta:creation-date>2010-07-13T10:06:03</meta:creation-date>
    <meta:generator>LibreOffice/3.4$Linux LibreOffice_project/340m1$Build-402</meta:generator>
    <dc:date>2012-02-09T20:14:32</dc:date>
    <meta:editing-duration>PT23H16M35S</meta:editing-duration>
    <meta:editing-cycles>122</meta:editing-cycles>
    <meta:document-statistic meta:table-count="6" meta:image-count="0" meta:object-count="0" meta:page-count="18" meta:paragraph-count="519" meta:word-count="1510" meta:character-count="9573" meta:non-whitespace-character-count="9683"/>
  </office:meta>
</office:document-meta>
</file>